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color="#000000" fo:language="en" fo:country="US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size-complex="14pt"/>
    </style:style>
    <style:style style:name="T6" style:family="text">
      <style:text-properties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85cm" draw:z-index="0"><draw:image xlink:href="../../odt_eng/images/3034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Pulse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48cm" svg:height="1.401cm" draw:z-index="0"><draw:image xlink:href="../../odt_eng/images/303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The unit generates a pulse with a given duration when an input signal changes from zero to one.</text:p>
            <text:p text:style-name="Text_20_body"><text:span text:style-name="Основной_20_шрифт_20_абзаца"><text:span text:style-name="T3">The unit algorithm:</text:span></text:span><text:span text:style-name="Основной_20_шрифт_20_абзаца"><text:span text:style-name="T2"> if the input signal is changed </text:span></text:span><text:span text:style-name="Основной_20_шрифт_20_абзаца"><text:span text:style-name="T2">from zero to one (or nonzero), then the unit will form the logical one at the output within a specified time. In this case the unit </text:span></text:span><text:span text:style-name="Основной_20_шрифт_20_абзаца"><text:span text:style-name="T4">neglects</text:span></text:span><text:span text:style-name="Основной_20_шрифт_20_абзаца"><text:span text:style-name="T2"> variations of the input signal during the pulse time (while the output is 1).</text:span></text:span></text:p>
            <text:p text:style-name="Text_20_body"><text:span text:style-name="Основной_20_шрифт_20_абзаца"><text:span text:style-name="T4">Properties</text:span></text:span>:</text:p>
            <text:list xml:id="list8938199915417096512" text:style-name="L1">
              <text:list-item>
                <text:p text:style-name="P8">Pulse duration – the time the unit forms the logical one at the output.</text:p>
              </text:list-item>
              <text:list-item>
                <text:p text:style-name="P7"><text:span text:style-name="Основной_20_шрифт_20_абзаца"><text:span text:style-name="T5">Duration is defined by – the representation of the pulse duration:</text:span></text:span><text:span text:style-name="Основной_20_шрифт_20_абзаца"><text:span text:style-name="T2"> through an extent entry or through the “Pulse duration” parameter of the unit.</text:span></text:span></text:p>
              </text:list-item>
            </text:list>
            <text:p text:style-name="Text_20_body"><text:span text:style-name="Основной_20_шрифт_20_абзаца"><text:span text:style-name="T4">Comparative example </text:span></text:span><text:span text:style-name="Основной_20_шрифт_20_абзаца"><text:span text:style-name="T2">of the unit operation:</text:span></text:span></text:p>
            <text:p text:style-name="P5">Consider three units with the pulse duration of 1, 4 and 10 seconds respectively. Therewith, we shall feed the same square signal with the full period of 7 seconds to the units inputs (duration of the first half-period is 2 sec, and the second one is 5 sec). <text:s/>Calculation time – 30 sec:</text:p>
            <text:p text:style-name="P6"><text:span text:style-name="Основной_20_шрифт_20_абзаца"><text:span text:style-name="T6"><draw:frame draw:style-name="fr2" draw:name="Графический объект3" text:anchor-type="as-char" svg:width="8.2cm" svg:height="5.74cm" draw:z-index="0"><draw:image xlink:href="../../odt_eng/images/3034_example.png" xlink:type="simple" xlink:show="embed" xlink:actuate="onLoad"/></draw:frame></text:span></text:span></text:p>
            <text:p text:style-name="P5">Consider the graphs of the pulses obtained at the outputs of the units (the pink curve corresponds to the square input signal, the black curve corresponds to the pulse signal):</text:p>
            <text:p text:style-name="P6"><text:span text:style-name="Основной_20_шрифт_20_абзаца"><text:span text:style-name="T6"/></text:span></text:p>
            <text:p text:style-name="P6"><text:span text:style-name="Основной_20_шрифт_20_абзаца"><text:span text:style-name="T6"><draw:frame draw:style-name="fr2" draw:name="Графический объект4" text:anchor-type="as-char" svg:width="13.229cm" svg:height="7.938cm" draw:z-index="0"><draw:image xlink:href="../../odt_eng/images/3034_example_1.png" xlink:type="simple" xlink:show="embed" xlink:actuate="onLoad"/></draw:frame></text:span></text:span></text:p>
            <text:p text:style-name="P6"><text:span text:style-name="Основной_20_шрифт_20_абзаца"><text:span text:style-name="T6"><draw:frame draw:style-name="fr2" draw:name="Графический объект5" text:anchor-type="as-char" svg:width="13.229cm" svg:height="7.938cm" draw:z-index="0"><draw:image xlink:href="../../odt_eng/images/3034_example_2.png" xlink:type="simple" xlink:show="embed" xlink:actuate="onLoad"/></draw:frame></text:span></text:span><text:span text:style-name="Основной_20_шрифт_20_абзаца"><text:span text:style-name="T6"><draw:frame draw:style-name="fr2" draw:name="Графический объект6" text:anchor-type="as-char" svg:width="13.229cm" svg:height="7.938cm" draw:z-index="0"><draw:image xlink:href="../../odt_eng/images/3034_example_3.png" xlink:type="simple" xlink:show="embed" xlink:actuate="onLoad"/></draw:frame></text:span></text:span></text:p>
            <text:p text:style-name="P4">As can be seen from the graphs, the unit generates pulses of the strictly specified duration and only when the input signal varies from 0 to 1. In this case, the unit does not take into account changes of the input signal during generation of a pulse (see the graph for the 7 sec pulse).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</dc:title>
    <meta:creation-date>2012-02-13T16:28:00</meta:creation-date>
    <dc:date>2012-03-05T18:41:19.88</dc:date>
    <meta:editing-cycles>57</meta:editing-cycles>
    <meta:editing-duration>PT11H39M11S</meta:editing-duration>
    <dc:creator>Александр </dc:creator>
    <meta:document-statistic meta:character-count="1415" meta:image-count="6" meta:object-count="0" meta:page-count="2" meta:paragraph-count="17" meta:table-count="1" meta:word-count="25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4.odt/Normal.dotm"/>
  </office:meta>
</office:document-meta>
</file>